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8.655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0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1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2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3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4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5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6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7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8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69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0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1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2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3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4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5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100">
          <table:cell-address table:column="3" table:row="323" table:table="1"/>
          <office:change-info>
            <dc:creator> </dc:creator>
            <dc:date>2021-03-12T06:46:06.714633273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24" table:table="1"/>
          <office:change-info>
            <dc:creator> </dc:creator>
            <dc:date>2021-03-12T06:46:19.52860495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325" table:table="1"/>
          <office:change-info>
            <dc:creator> </dc:creator>
            <dc:date>2021-03-12T06:46:43.124102912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327" table:table="1"/>
          <office:change-info>
            <dc:creator> </dc:creator>
            <dc:date>2021-03-12T06:46:56.165542138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26" table:table="1"/>
          <office:change-info>
            <dc:creator> </dc:creator>
            <dc:date>2021-03-12T06:47:11.16960849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27" table:table="1"/>
          <office:change-info>
            <dc:creator> </dc:creator>
            <dc:date>2021-03-12T06:48:00.152569390</dc:date>
          </office:change-info>
          <table:previous table:id="ct103">
            <table:change-track-table-cell office:value-type="string">
              <text:p>raylib\Color::fromHSV(/raylib/Vector4 $normalized) : /raylib/Color</text:p>
            </table:change-track-table-cell>
          </table:previous>
        </table:cell-content-change>
        <table:cell-content-change table:id="ct106">
          <table:cell-address table:column="3" table:row="330" table:table="1"/>
          <office:change-info>
            <dc:creator> </dc:creator>
            <dc:date>2021-03-12T06:48:19.21670829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28" table:table="1"/>
          <office:change-info>
            <dc:creator> </dc:creator>
            <dc:date>2021-03-12T06:48:40.884965445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28" table:table="1"/>
          <office:change-info>
            <dc:creator> </dc:creator>
            <dc:date>2021-03-12T06:48:40.885195133</dc:date>
          </office:change-info>
          <table:previous table:id="ct107">
            <table:change-track-table-cell office:value-type="string">
              <text:p>tODO</text:p>
            </table:change-track-table-cell>
          </table:previous>
        </table:cell-content-change>
        <table:cell-content-change table:id="ct109">
          <table:cell-address table:column="3" table:row="329" table:table="1"/>
          <office:change-info>
            <dc:creator> </dc:creator>
            <dc:date>2021-03-12T06:48:44.593463903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331" table:table="1"/>
          <office:change-info>
            <dc:creator> </dc:creator>
            <dc:date>2021-03-12T06:48:55.782052067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332" table:table="1"/>
          <office:change-info>
            <dc:creator> </dc:creator>
            <dc:date>2021-03-12T06:48:56.641879866</dc:date>
          </office:change-info>
          <table:previous>
            <table:change-track-table-cell/>
          </table:previous>
        </table:cell-content-change>
        <table:cell-content-change table:id="ct112">
          <table:cell-address table:column="3" table:row="333" table:table="1"/>
          <office:change-info>
            <dc:creator> </dc:creator>
            <dc:date>2021-03-12T06:48:57.506218093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336" table:table="1"/>
          <office:change-info>
            <dc:creator> </dc:creator>
            <dc:date>2021-03-12T06:49:14.509517116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36" table:table="1"/>
          <office:change-info>
            <dc:creator> </dc:creator>
            <dc:date>2021-03-12T06:49:29.900760182</dc:date>
          </office:change-info>
          <table:previous table:id="ct113">
            <table:change-track-table-cell office:value-type="string">
              <text:p>raylib\Color::fromNormalized(/raylib/Vector4 $normalized) : /raylib/Color</text:p>
            </table:change-track-table-cell>
          </table:previous>
        </table:cell-content-change>
        <table:cell-content-change table:id="ct115">
          <table:cell-address table:column="3" table:row="337" table:table="1"/>
          <office:change-info>
            <dc:creator> </dc:creator>
            <dc:date>2021-03-12T06:50:25.75115566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338" table:table="1"/>
          <office:change-info>
            <dc:creator> </dc:creator>
            <dc:date>2021-03-12T06:50:42.125939672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341" table:table="1"/>
          <office:change-info>
            <dc:creator> </dc:creator>
            <dc:date>2021-03-12T06:50:55.720159837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39" table:table="1"/>
          <office:change-info>
            <dc:creator> </dc:creator>
            <dc:date>2021-03-12T06:51:06.92034844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40" table:table="1"/>
          <office:change-info>
            <dc:creator> </dc:creator>
            <dc:date>2021-03-12T06:51:07.587070389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342" table:table="1"/>
          <office:change-info>
            <dc:creator> </dc:creator>
            <dc:date>2021-03-12T06:51:08.56040687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343" table:table="1"/>
          <office:change-info>
            <dc:creator> </dc:creator>
            <dc:date>2021-03-12T06:51:52.260636013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344" table:table="1"/>
          <office:change-info>
            <dc:creator> </dc:creator>
            <dc:date>2021-03-12T06:51:53.693992974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43" table:table="1"/>
          <office:change-info>
            <dc:creator> </dc:creator>
            <dc:date>2021-03-12T06:51:58.78580186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344" table:table="1"/>
          <office:change-info>
            <dc:creator> </dc:creator>
            <dc:date>2021-03-12T06:52:03.240491145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347" table:table="1"/>
          <office:change-info>
            <dc:creator> </dc:creator>
            <dc:date>2021-03-12T08:01:17.814181533</dc:date>
          </office:change-info>
          <table:previous>
            <table:change-track-table-cell/>
          </table:previous>
        </table:cell-content-change>
        <table:cell-content-change table:id="ct126">
          <table:cell-address table:column="3" table:row="347" table:table="1"/>
          <office:change-info>
            <dc:creator> </dc:creator>
            <dc:date>2021-03-12T08:02:51.890916645</dc:date>
          </office:change-info>
          <table:previous table:id="ct125">
            <table:change-track-table-cell office:value-type="string">
              <text:p>raylib\Text\drawFps(int $posX, int $posY)</text:p>
            </table:change-track-table-cell>
          </table:previous>
        </table:cell-content-change>
        <table:cell-content-change table:id="ct127">
          <table:cell-address table:column="3" table:row="348" table:table="1"/>
          <office:change-info>
            <dc:creator> </dc:creator>
            <dc:date>2021-03-12T08:03:09.360630678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348" table:table="1"/>
          <office:change-info>
            <dc:creator> </dc:creator>
            <dc:date>2021-03-12T08:03:14.375484818</dc:date>
          </office:change-info>
          <table:previous table:id="ct127">
            <table:change-track-table-cell office:value-type="string">
              <text:p>raylib\Text\draw(string $text, int $posX, int $posY, int $fontSize, Color $color)</text:p>
            </table:change-track-table-cell>
          </table:previous>
        </table:cell-content-change>
        <table:cell-content-change table:id="ct129">
          <table:cell-address table:column="3" table:row="349" table:table="1"/>
          <office:change-info>
            <dc:creator> </dc:creator>
            <dc:date>2021-03-12T08:03:41.117505384</dc:date>
          </office:change-info>
          <table:previous>
            <table:change-track-table-cell/>
          </table:previous>
        </table:cell-content-change>
        <table:cell-content-change table:id="ct130">
          <table:cell-address table:column="3" table:row="349" table:table="1"/>
          <office:change-info>
            <dc:creator> </dc:creator>
            <dc:date>2021-03-12T08:04:27.234816107</dc:date>
          </office:change-info>
          <table:previous table:id="ct129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1">
          <table:cell-address table:column="3" table:row="348" table:table="1"/>
          <office:change-info>
            <dc:creator> </dc:creator>
            <dc:date>2021-03-12T08:04:33.508125846</dc:date>
          </office:change-info>
          <table:previous table:id="ct128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2">
          <table:cell-address table:column="3" table:row="349" table:table="1"/>
          <office:change-info>
            <dc:creator> </dc:creator>
            <dc:date>2021-03-12T08:04:51.297818417</dc:date>
          </office:change-info>
          <table:previous table:id="ct130">
            <table:change-track-table-cell office:value-type="string">
              <text:p>raylib\Text::drawTextEx(string $text, int $posX, int $posY, int $fontSize, Color $color)</text:p>
            </table:change-track-table-cell>
          </table:previous>
        </table:cell-content-change>
        <table:cell-content-change table:id="ct133">
          <table:cell-address table:column="3" table:row="349" table:table="1"/>
          <office:change-info>
            <dc:creator> </dc:creator>
            <dc:date>2021-03-12T08:05:28.237180889</dc:date>
          </office:change-info>
          <table:previous table:id="ct132">
            <table:change-track-table-cell office:value-type="string">
              <text:p>raylib\Text::drawTextEx(raylib\Font $font, string $text, int $posX, int $posY, int $fontSize, raylib\Color $color)</text:p>
            </table:change-track-table-cell>
          </table:previous>
        </table:cell-content-change>
        <table:cell-content-change table:id="ct134">
          <table:cell-address table:column="3" table:row="350" table:table="1"/>
          <office:change-info>
            <dc:creator> </dc:creator>
            <dc:date>2021-03-12T08:05:54.218216271</dc:date>
          </office:change-info>
          <table:previous>
            <table:change-track-table-cell/>
          </table:previous>
        </table:cell-content-change>
        <table:cell-content-change table:id="ct135">
          <table:cell-address table:column="3" table:row="351" table:table="1"/>
          <office:change-info>
            <dc:creator> </dc:creator>
            <dc:date>2021-03-12T08:05:55.738386054</dc:date>
          </office:change-info>
          <table:previous>
            <table:change-track-table-cell/>
          </table:previous>
        </table:cell-content-change>
        <table:movement table:id="ct136">
          <table:source-range-address table:start-column="5" table:start-row="352" table:start-table="1" table:end-column="5" table:end-row="351" table:end-table="1"/>
          <table:target-range-address table:column="5" table:row="351" table:table="1"/>
          <office:change-info>
            <dc:creator> </dc:creator>
            <dc:date>2021-03-12T08:06:19.546734917</dc:date>
          </office:change-info>
          <table:dependencies>
            <table:dependency table:id="ct139"/>
          </table:dependencies>
          <table:deletions>
            <table:cell-content-deletion>
              <table:cell-address table:column="5" table:row="351" table:table="1"/>
              <table:change-track-table-cell office:value-type="string">
                <text:p>RLAPI void DrawTextRecEx(Font font, const char *text, Rectangle rec, float fontSize, float spacing, bool wordWrap, Color tint,</text:p>
              </table:change-track-table-cell>
            </table:cell-content-deletion>
          </table:deletions>
        </table:movement>
        <table:cell-content-change table:id="ct137">
          <table:cell-address table:column="2" table:row="352" table:table="1"/>
          <office:change-info>
            <dc:creator> </dc:creator>
            <dc:date>2021-03-12T08:06:30.217194914</dc:date>
          </office:change-info>
          <table:previous>
            <table:change-track-table-cell office:value-type="string">
              <text:p><text:s text:c="25"/>int selectStart, int selectLength, Color selectTint, Color selectBackTint);</text:p>
            </table:change-track-table-cell>
          </table:previous>
        </table:cell-content-change>
        <table:cell-content-change table:id="ct138">
          <table:cell-address table:column="2" table:row="351" table:table="1"/>
          <office:change-info>
            <dc:creator> </dc:creator>
            <dc:date>2021-03-12T08:06:32.848884704</dc:date>
          </office:change-info>
          <table:previous>
            <table:change-track-table-cell office:value-type="string">
              <text:p>void DrawTextRecEx(Font font, const char *text, Rectangle rec, float fontSize, float spacing, bool wordWrap, Color tint,</text:p>
            </table:change-track-table-cell>
          </table:previous>
        </table:cell-content-change>
        <table:deletion table:id="ct139" table:type="row" table:position="352" table:table="1">
          <office:change-info>
            <dc:creator> </dc:creator>
            <dc:date>2021-03-12T08:06:36.596810669</dc:date>
          </office:change-info>
          <table:deletions>
            <table:cell-content-deletion table:id="ct137">
              <table:change-track-table-cell office:value-type="string">
                <text:p><text:s text:c="25"/></text:p>
              </table:change-track-table-cell>
            </table:cell-content-deletion>
          </table:deletions>
          <table:cut-offs>
            <table:movement-cut-off table:id="ct136" table:start-position="1" table:end-position="0"/>
          </table:cut-offs>
        </table:deletion>
        <table:cell-content-change table:id="ct140">
          <table:cell-address table:column="3" table:row="352" table:table="1"/>
          <office:change-info>
            <dc:creator> </dc:creator>
            <dc:date>2021-03-12T08:06:40.191388331</dc:date>
          </office:change-info>
          <table:previous>
            <table:change-track-table-cell/>
          </table:previous>
        </table:cell-content-change>
        <table:cell-content-change table:id="ct141">
          <table:cell-address table:column="3" table:row="355" table:table="1"/>
          <office:change-info>
            <dc:creator> </dc:creator>
            <dc:date>2021-03-12T08:07:12.545713874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355" table:table="1"/>
          <office:change-info>
            <dc:creator> </dc:creator>
            <dc:date>2021-03-12T08:12:05.358147291</dc:date>
          </office:change-info>
          <table:previous table:id="ct141">
            <table:change-track-table-cell office:value-type="string">
              <text:p>raylib\Text::drawFps(int $posX, int $posY)</text:p>
            </table:change-track-table-cell>
          </table:previous>
        </table:cell-content-change>
        <table:cell-content-change table:id="ct143">
          <table:cell-address table:column="3" table:row="356" table:table="1"/>
          <office:change-info>
            <dc:creator> </dc:creator>
            <dc:date>2021-03-12T08:12:22.532958210</dc:date>
          </office:change-info>
          <table:previous>
            <table:change-track-table-cell/>
          </table:previous>
        </table:cell-content-change>
        <table:cell-content-change table:id="ct144">
          <table:cell-address table:column="3" table:row="356" table:table="1"/>
          <office:change-info>
            <dc:creator> </dc:creator>
            <dc:date>2021-03-12T08:13:57.693773991</dc:date>
          </office:change-info>
          <table:previous table:id="ct143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5">
          <table:cell-address table:column="3" table:row="355" table:table="1"/>
          <office:change-info>
            <dc:creator> </dc:creator>
            <dc:date>2021-03-12T08:14:33.621097113</dc:date>
          </office:change-info>
          <table:previous table:id="ct142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6">
          <table:cell-address table:column="3" table:row="357" table:table="1"/>
          <office:change-info>
            <dc:creator> </dc:creator>
            <dc:date>2021-03-12T08:14:41.593648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378" table:table="1"/>
          <office:change-info>
            <dc:creator> </dc:creator>
            <dc:date>2021-03-12T08:15:00.271827824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379" table:table="1"/>
          <office:change-info>
            <dc:creator> </dc:creator>
            <dc:date>2021-03-12T08:15:00.27184111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380" table:table="1"/>
          <office:change-info>
            <dc:creator> </dc:creator>
            <dc:date>2021-03-12T08:15:00.271843679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81" table:table="1"/>
          <office:change-info>
            <dc:creator> </dc:creator>
            <dc:date>2021-03-12T08:15:00.271845521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384" table:table="1"/>
          <office:change-info>
            <dc:creator> </dc:creator>
            <dc:date>2021-03-12T08:15:05.879065530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385" table:table="1"/>
          <office:change-info>
            <dc:creator> </dc:creator>
            <dc:date>2021-03-12T08:15:05.879084917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386" table:table="1"/>
          <office:change-info>
            <dc:creator> </dc:creator>
            <dc:date>2021-03-12T08:15:05.879088659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387" table:table="1"/>
          <office:change-info>
            <dc:creator> </dc:creator>
            <dc:date>2021-03-12T08:15:05.879091022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388" table:table="1"/>
          <office:change-info>
            <dc:creator> </dc:creator>
            <dc:date>2021-03-12T08:15:05.87909237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89" table:table="1"/>
          <office:change-info>
            <dc:creator> </dc:creator>
            <dc:date>2021-03-12T08:15:05.879093256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90" table:table="1"/>
          <office:change-info>
            <dc:creator> </dc:creator>
            <dc:date>2021-03-12T08:15:05.879094127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391" table:table="1"/>
          <office:change-info>
            <dc:creator> </dc:creator>
            <dc:date>2021-03-12T08:15:05.87909496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392" table:table="1"/>
          <office:change-info>
            <dc:creator> </dc:creator>
            <dc:date>2021-03-12T08:15:05.879096261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393" table:table="1"/>
          <office:change-info>
            <dc:creator> </dc:creator>
            <dc:date>2021-03-12T08:15:05.8790972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394" table:table="1"/>
          <office:change-info>
            <dc:creator> </dc:creator>
            <dc:date>2021-03-12T08:15:05.879098121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395" table:table="1"/>
          <office:change-info>
            <dc:creator> </dc:creator>
            <dc:date>2021-03-12T08:15:05.879099262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396" table:table="1"/>
          <office:change-info>
            <dc:creator> </dc:creator>
            <dc:date>2021-03-12T08:15:05.879100211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397" table:table="1"/>
          <office:change-info>
            <dc:creator> </dc:creator>
            <dc:date>2021-03-12T08:15:05.87910111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398" table:table="1"/>
          <office:change-info>
            <dc:creator> </dc:creator>
            <dc:date>2021-03-12T08:15:05.879102017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399" table:table="1"/>
          <office:change-info>
            <dc:creator> </dc:creator>
            <dc:date>2021-03-12T08:15:05.8791029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400" table:table="1"/>
          <office:change-info>
            <dc:creator> </dc:creator>
            <dc:date>2021-03-12T08:15:05.879104045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401" table:table="1"/>
          <office:change-info>
            <dc:creator> </dc:creator>
            <dc:date>2021-03-12T08:15:05.879104945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402" table:table="1"/>
          <office:change-info>
            <dc:creator> </dc:creator>
            <dc:date>2021-03-12T08:15:05.879105910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405" table:table="1"/>
          <office:change-info>
            <dc:creator> </dc:creator>
            <dc:date>2021-03-12T08:15:11.416730882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406" table:table="1"/>
          <office:change-info>
            <dc:creator> </dc:creator>
            <dc:date>2021-03-12T08:15:11.416736469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407" table:table="1"/>
          <office:change-info>
            <dc:creator> </dc:creator>
            <dc:date>2021-03-12T08:15:11.416737483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408" table:table="1"/>
          <office:change-info>
            <dc:creator> </dc:creator>
            <dc:date>2021-03-12T08:15:11.416738273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411" table:table="1"/>
          <office:change-info>
            <dc:creator> </dc:creator>
            <dc:date>2021-03-12T08:15:13.620602401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412" table:table="1"/>
          <office:change-info>
            <dc:creator> </dc:creator>
            <dc:date>2021-03-12T08:15:13.620607698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13" table:table="1"/>
          <office:change-info>
            <dc:creator> </dc:creator>
            <dc:date>2021-03-12T08:15:13.620608967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416" table:table="1"/>
          <office:change-info>
            <dc:creator> </dc:creator>
            <dc:date>2021-03-12T08:15:15.579346715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417" table:table="1"/>
          <office:change-info>
            <dc:creator> </dc:creator>
            <dc:date>2021-03-12T08:15:15.579351560</dc:date>
          </office:change-info>
          <table:previous>
            <table:change-track-table-cell/>
          </table:previous>
        </table:cell-content-change>
        <table:cell-content-change table:id="ct179">
          <table:cell-address table:column="3" table:row="418" table:table="1"/>
          <office:change-info>
            <dc:creator> </dc:creator>
            <dc:date>2021-03-12T08:15:15.579352640</dc:date>
          </office:change-info>
          <table:previous>
            <table:change-track-table-cell/>
          </table:previous>
        </table:cell-content-change>
        <table:cell-content-change table:id="ct180">
          <table:cell-address table:column="3" table:row="419" table:table="1"/>
          <office:change-info>
            <dc:creator> </dc:creator>
            <dc:date>2021-03-12T08:15:15.57935346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20" table:table="1"/>
          <office:change-info>
            <dc:creator> </dc:creator>
            <dc:date>2021-03-12T08:15:15.579354545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423" table:table="1"/>
          <office:change-info>
            <dc:creator> </dc:creator>
            <dc:date>2021-03-12T08:15:18.287519395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424" table:table="1"/>
          <office:change-info>
            <dc:creator> </dc:creator>
            <dc:date>2021-03-12T08:15:18.287526607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425" table:table="1"/>
          <office:change-info>
            <dc:creator> </dc:creator>
            <dc:date>2021-03-12T08:15:18.287528612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426" table:table="1"/>
          <office:change-info>
            <dc:creator> </dc:creator>
            <dc:date>2021-03-12T08:15:18.287530212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429" table:table="1"/>
          <office:change-info>
            <dc:creator> </dc:creator>
            <dc:date>2021-03-12T08:15:21.273802287</dc:date>
          </office:change-info>
          <table:previous>
            <table:change-track-table-cell/>
          </table:previous>
        </table:cell-content-change>
        <table:cell-content-change table:id="ct187">
          <table:cell-address table:column="3" table:row="430" table:table="1"/>
          <office:change-info>
            <dc:creator> </dc:creator>
            <dc:date>2021-03-12T08:15:21.273807661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431" table:table="1"/>
          <office:change-info>
            <dc:creator> </dc:creator>
            <dc:date>2021-03-12T08:15:21.273808630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32" table:table="1"/>
          <office:change-info>
            <dc:creator> </dc:creator>
            <dc:date>2021-03-12T08:15:21.273809552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433" table:table="1"/>
          <office:change-info>
            <dc:creator> </dc:creator>
            <dc:date>2021-03-12T08:15:21.273810535</dc:date>
          </office:change-info>
          <table:previous>
            <table:change-track-table-cell/>
          </table:previous>
        </table:cell-content-change>
        <table:cell-content-change table:id="ct191">
          <table:cell-address table:column="3" table:row="434" table:table="1"/>
          <office:change-info>
            <dc:creator> </dc:creator>
            <dc:date>2021-03-12T08:15:21.273811515</dc:date>
          </office:change-info>
          <table:previous>
            <table:change-track-table-cell/>
          </table:previous>
        </table:cell-content-change>
        <table:cell-content-change table:id="ct192">
          <table:cell-address table:column="3" table:row="435" table:table="1"/>
          <office:change-info>
            <dc:creator> </dc:creator>
            <dc:date>2021-03-12T08:15:21.273812263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36" table:table="1"/>
          <office:change-info>
            <dc:creator> </dc:creator>
            <dc:date>2021-03-12T08:15:21.273813093</dc:date>
          </office:change-info>
          <table:previous>
            <table:change-track-table-cell/>
          </table:previous>
        </table:cell-content-change>
        <table:cell-content-change table:id="ct194">
          <table:cell-address table:column="3" table:row="437" table:table="1"/>
          <office:change-info>
            <dc:creator> </dc:creator>
            <dc:date>2021-03-12T08:15:21.273813920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438" table:table="1"/>
          <office:change-info>
            <dc:creator> </dc:creator>
            <dc:date>2021-03-12T08:15:21.273814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441" table:table="1"/>
          <office:change-info>
            <dc:creator> </dc:creator>
            <dc:date>2021-03-12T08:15:23.934920548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442" table:table="1"/>
          <office:change-info>
            <dc:creator> </dc:creator>
            <dc:date>2021-03-12T08:15:23.934927085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43" table:table="1"/>
          <office:change-info>
            <dc:creator> </dc:creator>
            <dc:date>2021-03-12T08:15:23.934928093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444" table:table="1"/>
          <office:change-info>
            <dc:creator> </dc:creator>
            <dc:date>2021-03-12T08:15:23.934929318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47" table:table="1"/>
          <office:change-info>
            <dc:creator> </dc:creator>
            <dc:date>2021-03-12T08:15:29.396688654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48" table:table="1"/>
          <office:change-info>
            <dc:creator> </dc:creator>
            <dc:date>2021-03-12T08:15:29.396699776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49" table:table="1"/>
          <office:change-info>
            <dc:creator> </dc:creator>
            <dc:date>2021-03-12T08:15:29.396700915</dc:date>
          </office:change-info>
          <table:previous>
            <table:change-track-table-cell/>
          </table:previous>
        </table:cell-content-change>
        <table:cell-content-change table:id="ct203">
          <table:cell-address table:column="3" table:row="450" table:table="1"/>
          <office:change-info>
            <dc:creator> </dc:creator>
            <dc:date>2021-03-12T08:15:29.396702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3" table:row="451" table:table="1"/>
          <office:change-info>
            <dc:creator> </dc:creator>
            <dc:date>2021-03-12T08:15:29.396703839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452" table:table="1"/>
          <office:change-info>
            <dc:creator> </dc:creator>
            <dc:date>2021-03-12T08:15:29.396704774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453" table:table="1"/>
          <office:change-info>
            <dc:creator> </dc:creator>
            <dc:date>2021-03-12T08:15:29.396705715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456" table:table="1"/>
          <office:change-info>
            <dc:creator> </dc:creator>
            <dc:date>2021-03-12T08:15:42.086293884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457" table:table="1"/>
          <office:change-info>
            <dc:creator> </dc:creator>
            <dc:date>2021-03-12T08:15:42.086301048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458" table:table="1"/>
          <office:change-info>
            <dc:creator> </dc:creator>
            <dc:date>2021-03-12T08:15:42.086302227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459" table:table="1"/>
          <office:change-info>
            <dc:creator> </dc:creator>
            <dc:date>2021-03-12T08:15:42.086303392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460" table:table="1"/>
          <office:change-info>
            <dc:creator> </dc:creator>
            <dc:date>2021-03-12T08:15:42.086304622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61" table:table="1"/>
          <office:change-info>
            <dc:creator> </dc:creator>
            <dc:date>2021-03-12T08:15:42.086305551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462" table:table="1"/>
          <office:change-info>
            <dc:creator> </dc:creator>
            <dc:date>2021-03-12T08:15:42.086306475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63" table:table="1"/>
          <office:change-info>
            <dc:creator> </dc:creator>
            <dc:date>2021-03-12T08:15:42.086307351</dc:date>
          </office:change-info>
          <table:previous>
            <table:change-track-table-cell/>
          </table:previous>
        </table:cell-content-change>
        <table:cell-content-change table:id="ct215">
          <table:cell-address table:column="3" table:row="464" table:table="1"/>
          <office:change-info>
            <dc:creator> </dc:creator>
            <dc:date>2021-03-12T08:15:42.086308447</dc:date>
          </office:change-info>
          <table:previous>
            <table:change-track-table-cell/>
          </table:previous>
        </table:cell-content-change>
        <table:cell-content-change table:id="ct216">
          <table:cell-address table:column="3" table:row="465" table:table="1"/>
          <office:change-info>
            <dc:creator> </dc:creator>
            <dc:date>2021-03-12T08:15:42.086309549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468" table:table="1"/>
          <office:change-info>
            <dc:creator> </dc:creator>
            <dc:date>2021-03-12T08:15:44.556001097</dc:date>
          </office:change-info>
          <table:previous>
            <table:change-track-table-cell/>
          </table:previous>
        </table:cell-content-change>
        <table:cell-content-change table:id="ct218">
          <table:cell-address table:column="3" table:row="469" table:table="1"/>
          <office:change-info>
            <dc:creator> </dc:creator>
            <dc:date>2021-03-12T08:15:44.556031042</dc:date>
          </office:change-info>
          <table:previous>
            <table:change-track-table-cell/>
          </table:previous>
        </table:cell-content-change>
        <table:cell-content-change table:id="ct219">
          <table:cell-address table:column="3" table:row="470" table:table="1"/>
          <office:change-info>
            <dc:creator> </dc:creator>
            <dc:date>2021-03-12T08:15:44.556033293</dc:date>
          </office:change-info>
          <table:previous>
            <table:change-track-table-cell/>
          </table:previous>
        </table:cell-content-change>
        <table:cell-content-change table:id="ct220">
          <table:cell-address table:column="3" table:row="472" table:table="1"/>
          <office:change-info>
            <dc:creator> </dc:creator>
            <dc:date>2021-03-12T08:15:49.000159184</dc:date>
          </office:change-info>
          <table:previous>
            <table:change-track-table-cell/>
          </table:previous>
        </table:cell-content-change>
        <table:cell-content-change table:id="ct221">
          <table:cell-address table:column="3" table:row="473" table:table="1"/>
          <office:change-info>
            <dc:creator> </dc:creator>
            <dc:date>2021-03-12T08:15:49.000166971</dc:date>
          </office:change-info>
          <table:previous>
            <table:change-track-table-cell/>
          </table:previous>
        </table:cell-content-change>
        <table:cell-content-change table:id="ct222">
          <table:cell-address table:column="3" table:row="474" table:table="1"/>
          <office:change-info>
            <dc:creator> </dc:creator>
            <dc:date>2021-03-12T08:15:49.000168457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475" table:table="1"/>
          <office:change-info>
            <dc:creator> </dc:creator>
            <dc:date>2021-03-12T08:15:49.00016987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476" table:table="1"/>
          <office:change-info>
            <dc:creator> </dc:creator>
            <dc:date>2021-03-12T08:15:49.000171072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479" table:table="1"/>
          <office:change-info>
            <dc:creator> </dc:creator>
            <dc:date>2021-03-12T08:15:52.854782334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480" table:table="1"/>
          <office:change-info>
            <dc:creator> </dc:creator>
            <dc:date>2021-03-12T08:15:52.854789586</dc:date>
          </office:change-info>
          <table:previous>
            <table:change-track-table-cell/>
          </table:previous>
        </table:cell-content-change>
        <table:cell-content-change table:id="ct227">
          <table:cell-address table:column="3" table:row="481" table:table="1"/>
          <office:change-info>
            <dc:creator> </dc:creator>
            <dc:date>2021-03-12T08:15:52.854790907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482" table:table="1"/>
          <office:change-info>
            <dc:creator> </dc:creator>
            <dc:date>2021-03-12T08:15:52.854791906</dc:date>
          </office:change-info>
          <table:previous>
            <table:change-track-table-cell/>
          </table:previous>
        </table:cell-content-change>
        <table:cell-content-change table:id="ct229">
          <table:cell-address table:column="3" table:row="483" table:table="1"/>
          <office:change-info>
            <dc:creator> </dc:creator>
            <dc:date>2021-03-12T08:15:52.854793354</dc:date>
          </office:change-info>
          <table:previous>
            <table:change-track-table-cell/>
          </table:previous>
        </table:cell-content-change>
        <table:cell-content-change table:id="ct230">
          <table:cell-address table:column="3" table:row="484" table:table="1"/>
          <office:change-info>
            <dc:creator> </dc:creator>
            <dc:date>2021-03-12T08:15:52.854794367</dc:date>
          </office:change-info>
          <table:previous>
            <table:change-track-table-cell/>
          </table:previous>
        </table:cell-content-change>
        <table:cell-content-change table:id="ct231">
          <table:cell-address table:column="3" table:row="485" table:table="1"/>
          <office:change-info>
            <dc:creator> </dc:creator>
            <dc:date>2021-03-12T08:15:52.854795396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486" table:table="1"/>
          <office:change-info>
            <dc:creator> </dc:creator>
            <dc:date>2021-03-12T08:15:52.854796351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487" table:table="1"/>
          <office:change-info>
            <dc:creator> </dc:creator>
            <dc:date>2021-03-12T08:15:52.854797421</dc:date>
          </office:change-info>
          <table:previous>
            <table:change-track-table-cell/>
          </table:previous>
        </table:cell-content-change>
        <table:cell-content-change table:id="ct234">
          <table:cell-address table:column="3" table:row="488" table:table="1"/>
          <office:change-info>
            <dc:creator> </dc:creator>
            <dc:date>2021-03-12T08:15:52.854798511</dc:date>
          </office:change-info>
          <table:previous>
            <table:change-track-table-cell/>
          </table:previous>
        </table:cell-content-change>
        <table:cell-content-change table:id="ct235">
          <table:cell-address table:column="3" table:row="491" table:table="1"/>
          <office:change-info>
            <dc:creator> </dc:creator>
            <dc:date>2021-03-12T08:15:56.173548241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92" table:table="1"/>
          <office:change-info>
            <dc:creator> </dc:creator>
            <dc:date>2021-03-12T08:15:56.173560855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493" table:table="1"/>
          <office:change-info>
            <dc:creator> </dc:creator>
            <dc:date>2021-03-12T08:15:56.173562479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494" table:table="1"/>
          <office:change-info>
            <dc:creator> </dc:creator>
            <dc:date>2021-03-12T08:15:56.173563719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497" table:table="1"/>
          <office:change-info>
            <dc:creator> </dc:creator>
            <dc:date>2021-03-12T08:16:00.950737308</dc:date>
          </office:change-info>
          <table:previous>
            <table:change-track-table-cell/>
          </table:previous>
        </table:cell-content-change>
        <table:cell-content-change table:id="ct240">
          <table:cell-address table:column="3" table:row="498" table:table="1"/>
          <office:change-info>
            <dc:creator> </dc:creator>
            <dc:date>2021-03-12T08:16:00.950746881</dc:date>
          </office:change-info>
          <table:previous>
            <table:change-track-table-cell/>
          </table:previous>
        </table:cell-content-change>
        <table:cell-content-change table:id="ct241">
          <table:cell-address table:column="3" table:row="499" table:table="1"/>
          <office:change-info>
            <dc:creator> </dc:creator>
            <dc:date>2021-03-12T08:16:00.950748239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500" table:table="1"/>
          <office:change-info>
            <dc:creator> </dc:creator>
            <dc:date>2021-03-12T08:16:00.950749312</dc:date>
          </office:change-info>
          <table:previous>
            <table:change-track-table-cell/>
          </table:previous>
        </table:cell-content-change>
        <table:cell-content-change table:id="ct243">
          <table:cell-address table:column="3" table:row="503" table:table="1"/>
          <office:change-info>
            <dc:creator> </dc:creator>
            <dc:date>2021-03-12T08:16:05.103478675</dc:date>
          </office:change-info>
          <table:previous>
            <table:change-track-table-cell/>
          </table:previous>
        </table:cell-content-change>
        <table:cell-content-change table:id="ct244">
          <table:cell-address table:column="3" table:row="504" table:table="1"/>
          <office:change-info>
            <dc:creator> </dc:creator>
            <dc:date>2021-03-12T08:16:05.103489433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505" table:table="1"/>
          <office:change-info>
            <dc:creator> </dc:creator>
            <dc:date>2021-03-12T08:16:05.103492168</dc:date>
          </office:change-info>
          <table:previous>
            <table:change-track-table-cell/>
          </table:previous>
        </table:cell-content-change>
        <table:cell-content-change table:id="ct246">
          <table:cell-address table:column="3" table:row="506" table:table="1"/>
          <office:change-info>
            <dc:creator> </dc:creator>
            <dc:date>2021-03-12T08:16:05.103494429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507" table:table="1"/>
          <office:change-info>
            <dc:creator> </dc:creator>
            <dc:date>2021-03-12T08:16:05.103497167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508" table:table="1"/>
          <office:change-info>
            <dc:creator> </dc:creator>
            <dc:date>2021-03-12T08:16:05.10349968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509" table:table="1"/>
          <office:change-info>
            <dc:creator> </dc:creator>
            <dc:date>2021-03-12T08:16:05.103502035</dc:date>
          </office:change-info>
          <table:previous>
            <table:change-track-table-cell/>
          </table:previous>
        </table:cell-content-change>
        <table:cell-content-change table:id="ct250">
          <table:cell-address table:column="3" table:row="510" table:table="1"/>
          <office:change-info>
            <dc:creator> </dc:creator>
            <dc:date>2021-03-12T08:16:05.103504315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513" table:table="1"/>
          <office:change-info>
            <dc:creator> </dc:creator>
            <dc:date>2021-03-12T08:16:52.255689285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514" table:table="1"/>
          <office:change-info>
            <dc:creator> </dc:creator>
            <dc:date>2021-03-12T08:16:52.255700716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515" table:table="1"/>
          <office:change-info>
            <dc:creator> </dc:creator>
            <dc:date>2021-03-12T08:16:52.255702432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516" table:table="1"/>
          <office:change-info>
            <dc:creator> </dc:creator>
            <dc:date>2021-03-12T08:16:52.255703986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519" table:table="1"/>
          <office:change-info>
            <dc:creator> </dc:creator>
            <dc:date>2021-03-12T08:17:49.85818492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524" table:table="1"/>
          <office:change-info>
            <dc:creator> </dc:creator>
            <dc:date>2021-03-12T08:18:03.162834176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525" table:table="1"/>
          <office:change-info>
            <dc:creator> </dc:creator>
            <dc:date>2021-03-12T08:18:03.762131176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524" table:table="1"/>
          <office:change-info>
            <dc:creator> </dc:creator>
            <dc:date>2021-03-12T08:18:08.206686573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525" table:table="1"/>
          <office:change-info>
            <dc:creator> </dc:creator>
            <dc:date>2021-03-12T08:18:10.680377241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526" table:table="1"/>
          <office:change-info>
            <dc:creator> </dc:creator>
            <dc:date>2021-03-12T08:18:28.708245717</dc:date>
          </office:change-info>
          <table:previous>
            <table:change-track-table-cell/>
          </table:previous>
        </table:cell-content-change>
        <table:cell-content-change table:id="ct261">
          <table:cell-address table:column="3" table:row="527" table:table="1"/>
          <office:change-info>
            <dc:creator> </dc:creator>
            <dc:date>2021-03-12T08:18:36.509395317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20" table:table="1"/>
          <office:change-info>
            <dc:creator> </dc:creator>
            <dc:date>2021-03-12T08:18:57.32922916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21" table:table="1"/>
          <office:change-info>
            <dc:creator> </dc:creator>
            <dc:date>2021-03-12T08:18:58.150184144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22" table:table="1"/>
          <office:change-info>
            <dc:creator> </dc:creator>
            <dc:date>2021-03-12T08:18:58.568432861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523" table:table="1"/>
          <office:change-info>
            <dc:creator> </dc:creator>
            <dc:date>2021-03-12T08:18:58.874220752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540" table:table="1"/>
          <office:change-info>
            <dc:creator> </dc:creator>
            <dc:date>2021-03-12T08:19:34.63341043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541" table:table="1"/>
          <office:change-info>
            <dc:creator> </dc:creator>
            <dc:date>2021-03-12T08:19:43.995023047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542" table:table="1"/>
          <office:change-info>
            <dc:creator> </dc:creator>
            <dc:date>2021-03-12T08:19:51.480719123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544" table:table="1"/>
          <office:change-info>
            <dc:creator> </dc:creator>
            <dc:date>2021-03-12T08:19:58.820426011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544" table:table="1"/>
          <office:change-info>
            <dc:creator> </dc:creator>
            <dc:date>2021-03-12T08:20:02.698100643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543" table:table="1"/>
          <office:change-info>
            <dc:creator> </dc:creator>
            <dc:date>2021-03-12T08:20:19.885970787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531" table:table="1"/>
          <office:change-info>
            <dc:creator> </dc:creator>
            <dc:date>2021-03-12T08:20:42.590190245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532" table:table="1"/>
          <office:change-info>
            <dc:creator> </dc:creator>
            <dc:date>2021-03-12T08:20:42.590197179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533" table:table="1"/>
          <office:change-info>
            <dc:creator> </dc:creator>
            <dc:date>2021-03-12T08:20:42.590198651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534" table:table="1"/>
          <office:change-info>
            <dc:creator> </dc:creator>
            <dc:date>2021-03-12T08:20:42.59019984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535" table:table="1"/>
          <office:change-info>
            <dc:creator> </dc:creator>
            <dc:date>2021-03-12T08:20:42.590201051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536" table:table="1"/>
          <office:change-info>
            <dc:creator> </dc:creator>
            <dc:date>2021-03-12T08:20:42.590202124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537" table:table="1"/>
          <office:change-info>
            <dc:creator> </dc:creator>
            <dc:date>2021-03-12T08:20:42.590203122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538" table:table="1"/>
          <office:change-info>
            <dc:creator> </dc:creator>
            <dc:date>2021-03-12T08:20:42.590204021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539" table:table="1"/>
          <office:change-info>
            <dc:creator> </dc:creator>
            <dc:date>2021-03-12T08:20:42.59020502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530" table:table="1"/>
          <office:change-info>
            <dc:creator> </dc:creator>
            <dc:date>2021-03-12T08:20:43.378055251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547" table:table="1"/>
          <office:change-info>
            <dc:creator> </dc:creator>
            <dc:date>2021-03-12T08:20:53.636181703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548" table:table="1"/>
          <office:change-info>
            <dc:creator> </dc:creator>
            <dc:date>2021-03-12T08:20:53.636194148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549" table:table="1"/>
          <office:change-info>
            <dc:creator> </dc:creator>
            <dc:date>2021-03-12T08:20:53.63619674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550" table:table="1"/>
          <office:change-info>
            <dc:creator> </dc:creator>
            <dc:date>2021-03-12T08:20:53.6361983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551" table:table="1"/>
          <office:change-info>
            <dc:creator> </dc:creator>
            <dc:date>2021-03-12T08:20:53.63620011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552" table:table="1"/>
          <office:change-info>
            <dc:creator> </dc:creator>
            <dc:date>2021-03-12T08:20:53.636202496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553" table:table="1"/>
          <office:change-info>
            <dc:creator> </dc:creator>
            <dc:date>2021-03-12T08:20:53.63620372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554" table:table="1"/>
          <office:change-info>
            <dc:creator> </dc:creator>
            <dc:date>2021-03-12T08:20:53.636204928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555" table:table="1"/>
          <office:change-info>
            <dc:creator> </dc:creator>
            <dc:date>2021-03-12T08:20:53.636206264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556" table:table="1"/>
          <office:change-info>
            <dc:creator> </dc:creator>
            <dc:date>2021-03-12T08:20:53.63620758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557" table:table="1"/>
          <office:change-info>
            <dc:creator> </dc:creator>
            <dc:date>2021-03-12T08:20:53.636208947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558" table:table="1"/>
          <office:change-info>
            <dc:creator> </dc:creator>
            <dc:date>2021-03-12T08:20:53.636210584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561" table:table="1"/>
          <office:change-info>
            <dc:creator> </dc:creator>
            <dc:date>2021-03-12T08:20:57.431741075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562" table:table="1"/>
          <office:change-info>
            <dc:creator> </dc:creator>
            <dc:date>2021-03-12T08:20:57.431749086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563" table:table="1"/>
          <office:change-info>
            <dc:creator> </dc:creator>
            <dc:date>2021-03-12T08:20:57.43175025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564" table:table="1"/>
          <office:change-info>
            <dc:creator> </dc:creator>
            <dc:date>2021-03-12T08:20:57.431751934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565" table:table="1"/>
          <office:change-info>
            <dc:creator> </dc:creator>
            <dc:date>2021-03-12T08:20:57.431753118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566" table:table="1"/>
          <office:change-info>
            <dc:creator> </dc:creator>
            <dc:date>2021-03-12T08:20:57.431754201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567" table:table="1"/>
          <office:change-info>
            <dc:creator> </dc:creator>
            <dc:date>2021-03-12T08:20:57.431755085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568" table:table="1"/>
          <office:change-info>
            <dc:creator> </dc:creator>
            <dc:date>2021-03-12T08:20:57.431756003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569" table:table="1"/>
          <office:change-info>
            <dc:creator> </dc:creator>
            <dc:date>2021-03-12T08:20:57.431757022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570" table:table="1"/>
          <office:change-info>
            <dc:creator> </dc:creator>
            <dc:date>2021-03-12T08:20:57.431757971</dc:date>
          </office:change-info>
          <table:previous>
            <table:change-track-table-cell/>
          </table:previous>
        </table:cell-content-change>
        <table:cell-content-change table:id="ct304">
          <table:cell-address table:column="3" table:row="571" table:table="1"/>
          <office:change-info>
            <dc:creator> </dc:creator>
            <dc:date>2021-03-12T08:20:57.431758912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572" table:table="1"/>
          <office:change-info>
            <dc:creator> </dc:creator>
            <dc:date>2021-03-12T08:20:57.431759921</dc:date>
          </office:change-info>
          <table:previous>
            <table:change-track-table-cell/>
          </table:previous>
        </table:cell-content-change>
        <table:cell-content-change table:id="ct306">
          <table:cell-address table:column="1" table:row="2" table:table="1"/>
          <office:change-info>
            <dc:creator> </dc:creator>
            <dc:date>2021-03-12T10:15:54.943800154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3" table:table="1"/>
          <office:change-info>
            <dc:creator> </dc:creator>
            <dc:date>2021-03-12T10:16:10.7907266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78" table:table="1"/>
          <office:change-info>
            <dc:creator> </dc:creator>
            <dc:date>2021-03-12T10:22:18.18369577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87" table:table="1"/>
          <office:change-info>
            <dc:creator> </dc:creator>
            <dc:date>2021-03-12T10:22:24.075096678</dc:date>
          </office:change-info>
          <table:previous>
            <table:change-track-table-cell/>
          </table:previous>
        </table:cell-content-change>
        <table:cell-content-change table:id="ct310">
          <table:cell-address table:column="1" table:row="87" table:table="1"/>
          <office:change-info>
            <dc:creator> </dc:creator>
            <dc:date>2021-03-12T10:22:26.704017206</dc:date>
          </office:change-info>
          <table:previous>
            <table:change-track-table-cell/>
          </table:previous>
        </table:cell-content-change>
        <table:cell-content-change table:id="ct311">
          <table:cell-address table:column="1" table:row="78" table:table="1"/>
          <office:change-info>
            <dc:creator> </dc:creator>
            <dc:date>2021-03-12T10:22:29.001590867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ColorToInt(Color color);</text:p>
          </table:table-cell>
          <table:table-cell office:value-type="string" calcext:value-type="string">
            <text:p>raylib\Color-&gt;toInt()</text:p>
          </table:table-cell>
          <table:table-cell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4 ColorNormalize(Color color);</text:p>
          </table:table-cell>
          <table:table-cell office:value-type="string" calcext:value-type="string">
            <text:p>raylib\Color-&gt;normalize()</text:p>
          </table:table-cell>
          <table:table-cell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Normalized(Vector4 normalized);</text:p>
          </table:table-cell>
          <table:table-cell office:value-type="string" calcext:value-type="string">
            <text:p>raylib\Color::fromNormalized(/raylib/Vector4 $normalized) : /raylib/Color</text:p>
          </table:table-cell>
          <table:table-cell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3 ColorToHSV(Color color);</text:p>
          </table:table-cell>
          <table:table-cell office:value-type="string" calcext:value-type="string">
            <text:p>raylib\Color-&gt;toHSV() : /raylib/Vector3</text:p>
          </table:table-cell>
          <table:table-cell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HSV(float hue, float saturation, float value);</text:p>
          </table:table-cell>
          <table:table-cell office:value-type="string" calcext:value-type="string">
            <text:p><text:span text:style-name="T1">raylib\Color::fromHSV(float $hue, float $saturation, float $value</text:span>) : /raylib/Color</text:p>
          </table:table-cell>
          <table:table-cell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Color(int hexValue);</text:p>
          </table:table-cell>
          <table:table-cell office:value-type="string" calcext:value-type="string">
            <text:p>raylib\Color::fromInt(int $hexValue) : /raylib/Color</text:p>
          </table:table-cell>
          <table:table-cell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nt GetFontDefault(void);</text:p>
          </table:table-cell>
          <table:table-cell office:value-type="string" calcext:value-type="string">
            <text:p>raylib\Font::fromDefault() : /raylib/Font</text:p>
          </table:table-cell>
          <table:table-cell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(const char *fileName);</text:p>
          </table:table-cell>
          <table:table-cell office:value-type="string" calcext:value-type="string">
            <text:p>new raylib\Font(string $fileName)</text:p>
          </table:table-cell>
          <table:table-cell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Ex(const char *fileName, int fontSize, int *fontChars, int charsCount);</text:p>
          </table:table-cell>
          <table:table-cell office:value-type="string" calcext:value-type="string">
            <text:p>raylib\Font::fromCustom(string $fileName, <text:s/>int $fontSize, int $fontChars, int $charsCount)</text:p>
          </table:table-cell>
          <table:table-cell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office:value-type="string" calcext:value-type="string">
            <text:p>raylib\CharInfo::fromFontData(string $fileName, int fontSize, int[] $fontChars, int type)</text:p>
          </table:table-cell>
          <table:table-cell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FPS(int posX, int posY);</text:p>
          </table:table-cell>
          <table:table-cell office:value-type="string" calcext:value-type="string">
            <text:p>raylib\Text::drawFps(int $posX, int $posY)</text:p>
          </table:table-cell>
          <table:table-cell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(const char *text, int posX, int posY, int fontSize, Color color);</text:p>
          </table:table-cell>
          <table:table-cell office:value-type="string" calcext:value-type="string">
            <text:p>raylib\Text::draw(string $text, int $posX, int $posY, int $fontSize, raylib\Color $color)</text:p>
          </table:table-cell>
          <table:table-cell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office:value-type="string" calcext:value-type="string">
            <text:p>raylib\Text::drawTextEx(raylib\Font $font, string $text, raylib\Vector2 $position, float $fontSize, float $spacing, raylib\Color $tint)</text:p>
          </table:table-cell>
          <table:table-cell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 int selectStart, int selectLength, Color selectTint, Color selectBack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MeasureText(const char *text, int fontSize);</text:p>
          </table:table-cell>
          <table:table-cell office:value-type="string" calcext:value-type="string">
            <text:p>raylib\Text::measure(string $text, float $fontSize)</text:p>
          </table:table-cell>
          <table:table-cell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MeasureTextEx(Font font, const char *text, float fontSize, float spacing);</text:p>
          </table:table-cell>
          <table:table-cell office:value-type="string" calcext:value-type="string">
            <text:p><text:span text:style-name="T1">raylib\Font-&gt;measureText(string $text, float $fontSize, float $spacing</text:span>)</text:p>
          </table:table-cell>
          <table:table-cell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AudioDevice(void);</text:p>
          </table:table-cell>
          <table:table-cell office:value-type="string" calcext:value-type="string">
            <text:p>raylib\Audio::initDevice()</text:p>
          </table:table-cell>
          <table:table-cell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Device(void);</text:p>
          </table:table-cell>
          <table:table-cell office:value-type="string" calcext:value-type="string">
            <text:p>raylib\Audio::closeDevice()</text:p>
          </table:table-cell>
          <table:table-cell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DeviceReady(void);</text:p>
          </table:table-cell>
          <table:table-cell office:value-type="string" calcext:value-type="string">
            <text:p>raylib\Audio::isDeviceReady()</text:p>
          </table:table-cell>
          <table:table-cell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sterVolume(float volume);</text:p>
          </table:table-cell>
          <table:table-cell office:value-type="string" calcext:value-type="string">
            <text:p>raylib\Audio::setMasterVolume(float $volume)</text:p>
          </table:table-cell>
          <table:table-cell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Wave LoadWave(const char *fileName);</text:p>
          </table:table-cell>
          <table:table-cell office:value-type="string" calcext:value-type="string">
            <text:p>new raylib\Wave(string $fileName)</text:p>
          </table:table-cell>
          <table:table-cell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(Wave wave, const char *fileName);</text:p>
          </table:table-cell>
          <table:table-cell office:value-type="string" calcext:value-type="string">
            <text:p>raylib\Wave-&gt;export(string $fileName)</text:p>
          </table:table-cell>
          <table:table-cell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AsCode(Wave wave, const char *fileName);</text:p>
          </table:table-cell>
          <table:table-cell office:value-type="string" calcext:value-type="string">
            <text:p>raylib\Wave-&gt;exportAsCode(string $fileName)</text:p>
          </table:table-cell>
          <table:table-cell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Format(Wave *wave, int sampleRate, int sampleSize, int channels);</text:p>
          </table:table-cell>
          <table:table-cell office:value-type="string" calcext:value-type="string">
            <text:p>raylib\Wave-&gt;format(int $sampleRate, int $sampleSize, int $channels)</text:p>
          </table:table-cell>
          <table:table-cell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WaveCopy(Wave wave);</text:p>
          </table:table-cell>
          <table:table-cell office:value-type="string" calcext:value-type="string">
            <text:p>raylib\Wave-&gt;copy() : raylib\Wave</text:p>
          </table:table-cell>
          <table:table-cell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Crop(Wave *wave, int initSample, int finalSample);</text:p>
          </table:table-cell>
          <table:table-cell office:value-type="string" calcext:value-type="string">
            <text:p>raylib\Wave\crop(int $initSample, int $finalSample)</text:p>
          </table:table-cell>
          <table:table-cell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2:14:40.42684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4T05:06:57.701324290</dc:date>
    <meta:editing-duration>P2DT5H12M34S</meta:editing-duration>
    <meta:editing-cycles>15</meta:editing-cycles>
    <meta:generator>LibreOffice/6.4.6.2$Linux_X86_64 LibreOffice_project/40$Build-2</meta:generator>
    <meta:document-statistic meta:table-count="3" meta:cell-count="1821" meta:object-count="0"/>
  </office:meta>
</office:document-meta>
</file>